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6000002B8EEE10B80F9FD3AF8.png" manifest:media-type="image/png"/>
  <manifest:file-entry manifest:full-path="Pictures/10000201000007D0000008C400EC7CF5001404D7.png" manifest:media-type="image/png"/>
  <manifest:file-entry manifest:full-path="Pictures/100002010000013F000001FDD26AFDD8EB2F1EE7.png" manifest:media-type="image/png"/>
  <manifest:file-entry manifest:full-path="Pictures/10000201000003AB000003D86E17CCD3FB1E073E.png" manifest:media-type="image/png"/>
  <manifest:file-entry manifest:full-path="Pictures/1000020100000F0000000CDA4416551907DC56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13cm"/>
      <style:paragraph-properties style:writing-mode="lr-tb"/>
    </style:style>
    <style:style style:name="gr4" style:family="graphic" style:parent-style-name="objectwithoutfill">
      <style:graphic-properties svg:stroke-color="#000000" draw:marker-start="" draw:marker-end="Short_20_line_20_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.869cm" svg:height="1.006cm" draw:transform="rotate (0.632158255072346) translate (16.507cm 8.779cm)">
          <draw:text-box>
            <text:p>GET</text:p>
          </draw:text-box>
        </draw:frame>
        <draw:frame draw:style-name="gr2" draw:text-style-name="P2" draw:layer="layout" svg:width="3.767cm" svg:height="3.227cm" svg:x="12.347cm" svg:y="1.531cm">
          <draw:image xlink:href="Pictures/1000020100000F0000000CDA4416551907DC568A.png" xlink:type="simple" xlink:show="embed" xlink:actuate="onLoad" loext:mime-type="image/png">
            <text:p/>
          </draw:image>
        </draw:frame>
        <draw:frame draw:style-name="gr2" draw:text-style-name="P2" draw:layer="layout" svg:width="2.248cm" svg:height="2.355cm" draw:transform="skewX (0.000349065850398818) rotate (0.491484717361603) translate (13.749cm 9.974cm)">
          <draw:image xlink:href="Pictures/10000201000003AB000003D86E17CCD3FB1E073E.png" xlink:type="simple" xlink:show="embed" xlink:actuate="onLoad" loext:mime-type="image/png">
            <text:p/>
          </draw:image>
        </draw:frame>
        <draw:frame draw:style-name="gr2" draw:text-style-name="P2" draw:layer="layout" svg:width="1.182cm" svg:height="1.887cm" svg:x="21.041cm" svg:y="10.08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3" draw:text-style-name="P3" draw:layer="layout" svg:width="3.547cm" svg:height="1.38cm" svg:x="20.253cm" svg:y="12.051cm">
          <draw:text-box>
            <text:p>DNS</text:p>
          </draw:text-box>
        </draw:frame>
        <draw:line draw:style-name="gr4" draw:text-style-name="P2" draw:layer="layout" svg:x1="16.705cm" svg:y1="10.277cm" svg:x2="20.844cm" svg:y2="11.657cm">
          <text:p/>
        </draw:line>
        <draw:frame draw:style-name="gr5" draw:text-style-name="P2" draw:layer="layout" svg:width="2.445cm" svg:height="3.902cm" svg:x="21cm" svg:y="4.298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5" draw:text-style-name="P2" draw:layer="layout" svg:width="2.048cm" svg:height="2.297cm" svg:x="21.73cm" svg:y="6.27cm">
          <draw:image xlink:href="Pictures/10000201000007D0000008C400EC7CF5001404D7.png" xlink:type="simple" xlink:show="embed" xlink:actuate="onLoad" loext:mime-type="image/png">
            <text:p/>
          </draw:image>
        </draw:frame>
        <draw:line draw:style-name="gr6" draw:text-style-name="P4" draw:layer="layout" svg:x1="16.6cm" svg:y1="9.8cm" svg:x2="20.8cm" svg:y2="6.8cm">
          <text:p/>
        </draw:line>
        <draw:frame draw:style-name="gr5" draw:text-style-name="P2" draw:layer="layout" svg:width="1.071cm" svg:height="1.202cm" draw:transform="skewX (-0.00174532925199431) rotate (0.72326444202645) translate (18.2cm 7.9cm)">
          <draw:image xlink:href="Pictures/10000201000007D0000008C400EC7CF5001404D7.png" xlink:type="simple" xlink:show="embed" xlink:actuate="onLoad" loext:mime-type="image/png">
            <text:p/>
          </draw:image>
        </draw:frame>
        <draw:frame draw:style-name="gr7" draw:text-style-name="P1" draw:layer="layout" svg:width="10.4cm" svg:height="3.806cm" svg:x="2.8cm" svg:y="4.594cm">
          <draw:text-box>
            <text:p>Bob signs assertion within MailerId login sequence, and gives complete certificates chain all way to Identity Provider’s root key.</text:p>
          </draw:text-box>
        </draw:frame>
        <draw:frame draw:style-name="gr8" draw:text-style-name="P1" draw:layer="layout" svg:width="11.872cm" svg:height="2.384cm" svg:x="14.728cm" svg:y="12.816cm">
          <draw:text-box>
            <text:p>Site/service gets Identity Provider’s root key and checks all signature in a trust chain, ensuring validity of all signatures</text:p>
          </draw:text-box>
        </draw:frame>
        <draw:frame draw:style-name="gr9" draw:text-style-name="P4" draw:layer="layout" svg:width="2.2cm" svg:height="3.511cm" svg:x="12.528cm" svg:y="10.8cm">
          <draw:image xlink:href="Pictures/100002010000013F000001FDD26AFDD8EB2F1EE7.png" xlink:type="simple" xlink:show="embed" xlink:actuate="onLoad" loext:mime-type="image/png">
            <text:p/>
          </draw:image>
        </draw:frame>
        <draw:line draw:style-name="gr6" draw:text-style-name="P4" draw:layer="layout" svg:x1="13.4cm" svg:y1="5cm" svg:x2="13.2cm" svg:y2="10.6cm">
          <text:p/>
        </draw:line>
        <draw:frame draw:style-name="gr5" draw:text-style-name="P2" draw:layer="layout" svg:width="0.821cm" svg:height="1.216cm" svg:x="12.979cm" svg:y="6.984cm">
          <draw:image xlink:href="Pictures/10000201000001D6000002B8EEE10B80F9FD3AF8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2:15:13.566759554</meta:creation-date>
    <dc:date>2022-12-27T00:33:53.410074308</dc:date>
    <meta:editing-duration>PT5H47M24S</meta:editing-duration>
    <meta:editing-cycles>46</meta:editing-cycles>
    <meta:generator>LibreOffice/6.4.7.2$Linux_X86_64 LibreOffice_project/40$Build-2</meta:generator>
    <meta:document-statistic meta:object-count="38"/>
  </office:meta>
</office:document-meta>
</file>